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>
            <draw:frame table:end-cell-address="Sheet1.K15" table:end-x="0.4583in" table:end-y="0.0106in" draw:z-index="0" draw:style-name="gr1" svg:width="3.6988in" svg:height="2.1984in" svg:x="0.3157in" svg:y="0.115in">
              <draw:object draw:notify-on-update-of-ranges="Sheet1.A4:Sheet1.A10 Sheet1.B3:Sheet1.B3 Sheet1.B4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Normalized Parallel Runtime</text:p>
          </table:table-cell>
          <table:table-cell office:value-type="string">
            <text:p>Parallel Runtime 8 Cores</text:p>
          </table:table-cell>
          <table:table-cell office:value-type="string">
            <text:p>Sequential Runtime</text:p>
          </table:table-cell>
          <table:table-cell office:value-type="string">
            <text:p>On 4 Cores</text:p>
          </table:table-cell>
          <table:table-cell table:number-columns-repeated="7"/>
        </table:table-row>
        <table:table-row table:style-name="ro1">
          <table:table-cell office:value-type="string">
            <text:p>BDNA</text:p>
          </table:table-cell>
          <table:table-cell table:formula="of:=[.C4]/[.D4]" office:value-type="float" office:value="0.287692307692308">
            <text:p>0.287692307692308</text:p>
          </table:table-cell>
          <table:table-cell office:value-type="float" office:value="0.187">
            <text:p>0.187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NASA7</text:p>
          </table:table-cell>
          <table:table-cell table:formula="of:=[.C5]/[.D5]" office:value-type="float" office:value="0.366237942122186">
            <text:p>0.366237942122186</text:p>
          </table:table-cell>
          <table:table-cell office:value-type="float" office:value="1.139">
            <text:p>1.139</text:p>
          </table:table-cell>
          <table:table-cell office:value-type="float" office:value="3.11">
            <text:p>3.11</text:p>
          </table:table-cell>
          <table:table-cell office:value-type="float" office:value="1.35">
            <text:p>1.35</text:p>
          </table:table-cell>
          <table:table-cell table:number-columns-repeated="7"/>
        </table:table-row>
        <table:table-row table:style-name="ro1">
          <table:table-cell office:value-type="string">
            <text:p>TRACK</text:p>
          </table:table-cell>
          <table:table-cell table:formula="of:=[.C6]/[.D6]" office:value-type="float" office:value="0.390736342042755">
            <text:p>0.390736342042755</text:p>
          </table:table-cell>
          <table:table-cell office:value-type="float" office:value="6.58">
            <text:p>6.58</text:p>
          </table:table-cell>
          <table:table-cell office:value-type="float" office:value="16.84">
            <text:p>16.84</text:p>
          </table:table-cell>
          <table:table-cell table:number-columns-repeated="8"/>
        </table:table-row>
        <table:table-row table:style-name="ro1">
          <table:table-cell office:value-type="string">
            <text:p>TRACK_OV</text:p>
          </table:table-cell>
          <table:table-cell table:formula="of:=[.C7]/[.D7]" office:value-type="float" office:value="0.177553444180523">
            <text:p>0.177553444180523</text:p>
          </table:table-cell>
          <table:table-cell office:value-type="float" office:value="2.99">
            <text:p>2.99</text:p>
          </table:table-cell>
          <table:table-cell office:value-type="float" office:value="16.84">
            <text:p>16.84</text:p>
          </table:table-cell>
          <table:table-cell table:number-columns-repeated="8"/>
        </table:table-row>
        <table:table-row table:style-name="ro1">
          <table:table-cell office:value-type="string">
            <text:p>TREE</text:p>
          </table:table-cell>
          <table:table-cell table:formula="of:=[.C8]/[.D8]" office:value-type="float" office:value="0.218659389391097">
            <text:p>0.218659389391097</text:p>
          </table:table-cell>
          <table:table-cell office:value-type="float" office:value="12.82">
            <text:p>12.82</text:p>
          </table:table-cell>
          <table:table-cell office:value-type="float" office:value="58.63">
            <text:p>58.63</text:p>
          </table:table-cell>
          <table:table-cell table:number-columns-repeated="8"/>
        </table:table-row>
        <table:table-row table:style-name="ro1">
          <table:table-cell office:value-type="string">
            <text:p>PRICE_I</text:p>
          </table:table-cell>
          <table:table-cell table:formula="of:=[.C9]/[.D9]" office:value-type="float" office:value="0.144827586206897">
            <text:p>0.144827586206897</text:p>
          </table:table-cell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8"/>
        </table:table-row>
        <table:table-row table:style-name="ro1">
          <table:table-cell office:value-type="string">
            <text:p>PRICE_R</text:p>
          </table:table-cell>
          <table:table-cell table:formula="of:=[.C10]/[.D10]" office:value-type="float" office:value="0.174358974358974">
            <text:p>0.174358974358974</text:p>
          </table:table-cell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Normalized Parallel Runtime</text:p>
          </table:table-cell>
          <table:table-cell office:value-type="string">
            <text:p>Parallel Runtime</text:p>
          </table:table-cell>
          <table:table-cell office:value-type="string">
            <text:p>Sequential Runtime</text:p>
          </table:table-cell>
          <table:table-cell office:value-type="string">
            <text:p>On 4 Cores</text:p>
          </table:table-cell>
          <table:table-cell table:number-columns-repeated="7"/>
        </table:table-row>
        <table:table-row table:style-name="ro1">
          <table:table-cell office:value-type="string">
            <text:p>ACTFOR</text:p>
          </table:table-cell>
          <table:table-cell table:formula="of:=[.C14]/[.D14]" office:value-type="float" office:value="0.173913043478261">
            <text:p>0.173913043478261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EMIT</text:p>
          </table:table-cell>
          <table:table-cell table:formula="of:=[.C15]/[.D15]" office:value-type="float" office:value="0.211163895486936">
            <text:p>0.211163895486936</text:p>
          </table:table-cell>
          <table:table-cell office:value-type="float" office:value="0.0889">
            <text:p>0.0889</text:p>
          </table:table-cell>
          <table:table-cell office:value-type="float" office:value="0.421">
            <text:p>0.421</text:p>
          </table:table-cell>
          <table:table-cell office:value-type="float" office:value="0.169">
            <text:p>0.169</text:p>
          </table:table-cell>
          <table:table-cell table:number-columns-repeated="7"/>
        </table:table-row>
        <table:table-row table:style-name="ro1">
          <table:table-cell office:value-type="string">
            <text:p>FPTRAK</text:p>
          </table:table-cell>
          <table:table-cell table:formula="of:=[.C16]/[.D16]" office:value-type="float" office:value="0.407865168539326">
            <text:p>0.407865168539326</text:p>
          </table:table-cell>
          <table:table-cell office:value-type="float" office:value="3.63">
            <text:p>3.63</text:p>
          </table:table-cell>
          <table:table-cell office:value-type="float" office:value="8.9">
            <text:p>8.9</text:p>
          </table:table-cell>
          <table:table-cell table:number-columns-repeated="2"/>
          <table:table-cell>
            <draw:frame table:end-cell-address="Sheet1.J27" table:end-x="0.8252in" table:end-y="0.1776in" draw:z-index="1" draw:style-name="gr1" svg:width="3.1803in" svg:height="1.9819in" svg:x="0.3122in" svg:y="0.1437in">
              <draw:object draw:notify-on-update-of-ranges="Sheet1.A14:Sheet1.A23 Sheet1.B13:Sheet1.B13 Sheet1.B14:Sheet1.B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FPTRAK_OV</text:p>
          </table:table-cell>
          <table:table-cell table:formula="of:=[.C17]/[.D17]" office:value-type="float" office:value="0.202247191011236">
            <text:p>0.202247191011236</text:p>
          </table:table-cell>
          <table:table-cell office:value-type="float" office:value="1.8">
            <text:p>1.8</text:p>
          </table:table-cell>
          <table:table-cell office:value-type="float" office:value="8.9">
            <text:p>8.9</text:p>
          </table:table-cell>
          <table:table-cell table:number-columns-repeated="8"/>
        </table:table-row>
        <table:table-row table:style-name="ro1">
          <table:table-cell office:value-type="string">
            <text:p>EXTEND</text:p>
          </table:table-cell>
          <table:table-cell table:formula="of:=[.C18]/[.D18]" office:value-type="float" office:value="0.314864864864865">
            <text:p>0.314864864864865</text:p>
          </table:table-cell>
          <table:table-cell office:value-type="float" office:value="2.33">
            <text:p>2.33</text:p>
          </table:table-cell>
          <table:table-cell office:value-type="float" office:value="7.4">
            <text:p>7.4</text:p>
          </table:table-cell>
          <table:table-cell table:number-columns-repeated="8"/>
        </table:table-row>
        <table:table-row table:style-name="ro1">
          <table:table-cell office:value-type="string">
            <text:p>EXTEND_OV</text:p>
          </table:table-cell>
          <table:table-cell table:formula="of:=[.C19]/[.D19]" office:value-type="float" office:value="0.160810810810811">
            <text:p>0.160810810810811</text:p>
          </table:table-cell>
          <table:table-cell office:value-type="float" office:value="1.19">
            <text:p>1.19</text:p>
          </table:table-cell>
          <table:table-cell office:value-type="float" office:value="7.4">
            <text:p>7.4</text:p>
          </table:table-cell>
          <table:table-cell table:number-columns-repeated="8"/>
        </table:table-row>
        <table:table-row table:style-name="ro1">
          <table:table-cell office:value-type="string">
            <text:p>ACCEL</text:p>
          </table:table-cell>
          <table:table-cell table:formula="of:=[.C20]/[.D20]" office:value-type="float" office:value="0.14301738642737">
            <text:p>0.14301738642737</text:p>
          </table:table-cell>
          <table:table-cell office:value-type="float" office:value="7.65">
            <text:p>7.65</text:p>
          </table:table-cell>
          <table:table-cell office:value-type="float" office:value="53.49">
            <text:p>53.49</text:p>
          </table:table-cell>
          <table:table-cell table:number-columns-repeated="8"/>
        </table:table-row>
        <table:table-row table:style-name="ro1">
          <table:table-cell office:value-type="string">
            <text:p>PRICE_I</text:p>
          </table:table-cell>
          <table:table-cell table:formula="of:=[.C21]/[.D21]" office:value-type="float" office:value="0.144827586206897">
            <text:p>0.144827586206897</text:p>
          </table:table-cell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8"/>
        </table:table-row>
        <table:table-row table:style-name="ro1">
          <table:table-cell office:value-type="string">
            <text:p>PRICE_R</text:p>
          </table:table-cell>
          <table:table-cell table:formula="of:=[.C22]/[.D22]" office:value-type="float" office:value="0.174358974358974">
            <text:p>0.174358974358974</text:p>
          </table:table-cell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8"/>
        </table:table-row>
        <table:table-row table:style-name="ro1">
          <table:table-cell office:value-type="string">
            <text:p>PRICE_R_OV</text:p>
          </table:table-cell>
          <table:table-cell table:formula="of:=[.C23]/[.D23]" office:value-type="float" office:value="0.0112820512820513">
            <text:p>0.0112820512820513</text:p>
          </table:table-cell>
          <table:table-cell office:value-type="float" office:value="0.011">
            <text:p>0.011</text:p>
          </table:table-cell>
          <table:table-cell office:value-type="float" office:value="0.975">
            <text:p>0.975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office:value-type="string">
            <text:p>Sequential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</table:table-row>
        <table:table-row table:style-name="ro1">
          <table:table-cell office:value-type="string">
            <text:p>FPTRAK</text:p>
          </table:table-cell>
          <table:table-cell table:formula="of:=[.H31]/[.G31]" office:value-type="float" office:value="1.91011235955056">
            <text:p>1.91011235955056</text:p>
          </table:table-cell>
          <table:table-cell table:formula="of:=[.I31]/[.G31]" office:value-type="float" office:value="1.00786516853933">
            <text:p>1.00786516853933</text:p>
          </table:table-cell>
          <table:table-cell table:formula="of:=[.J31]/[.G31]" office:value-type="float" office:value="0.557303370786517">
            <text:p>0.557303370786517</text:p>
          </table:table-cell>
          <table:table-cell table:formula="of:=[.K31]/[.G31]" office:value-type="float" office:value="0.407865168539326">
            <text:p>0.407865168539326</text:p>
          </table:table-cell>
          <table:table-cell table:formula="of:=[.L31]/[.G31]" office:value-type="float" office:value="0.31685393258427">
            <text:p>0.31685393258427</text:p>
          </table:table-cell>
          <table:table-cell office:value-type="float" office:value="8.9">
            <text:p>8.9</text:p>
          </table:table-cell>
          <table:table-cell office:value-type="float" office:value="17">
            <text:p>17</text:p>
          </table:table-cell>
          <table:table-cell office:value-type="float" office:value="8.97">
            <text:p>8.97</text:p>
          </table:table-cell>
          <table:table-cell office:value-type="float" office:value="4.96">
            <text:p>4.96</text:p>
          </table:table-cell>
          <table:table-cell office:value-type="float" office:value="3.63">
            <text:p>3.63</text:p>
          </table:table-cell>
          <table:table-cell office:value-type="float" office:value="2.82">
            <text:p>2.82</text:p>
          </table:table-cell>
        </table:table-row>
        <table:table-row table:style-name="ro1">
          <table:table-cell office:value-type="string">
            <text:p>FPTRAK_OV</text:p>
          </table:table-cell>
          <table:table-cell table:formula="of:=[.H32]/[.G32]" office:value-type="float" office:value="0.955056179775281">
            <text:p>0.955056179775281</text:p>
          </table:table-cell>
          <table:table-cell table:formula="of:=[.I32]/[.G32]" office:value-type="float" office:value="0.502247191011236">
            <text:p>0.502247191011236</text:p>
          </table:table-cell>
          <table:table-cell table:formula="of:=[.J32]/[.G32]" office:value-type="float" office:value="0.27752808988764">
            <text:p>0.27752808988764</text:p>
          </table:table-cell>
          <table:table-cell table:formula="of:=[.K32]/[.G32]" office:value-type="float" office:value="0.202247191011236">
            <text:p>0.202247191011236</text:p>
          </table:table-cell>
          <table:table-cell table:formula="of:=[.L32]/[.G32]" office:value-type="float" office:value="0.157303370786517">
            <text:p>0.157303370786517</text:p>
          </table:table-cell>
          <table:table-cell office:value-type="float" office:value="8.9">
            <text:p>8.9</text:p>
          </table:table-cell>
          <table:table-cell office:value-type="float" office:value="8.5">
            <text:p>8.5</text:p>
          </table:table-cell>
          <table:table-cell office:value-type="float" office:value="4.47">
            <text:p>4.47</text:p>
          </table:table-cell>
          <table:table-cell office:value-type="float" office:value="2.47">
            <text:p>2.47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EXTEND</text:p>
          </table:table-cell>
          <table:table-cell table:formula="of:=[.H33]/[.G33]" office:value-type="float" office:value="1.82567567567568">
            <text:p>1.82567567567568</text:p>
          </table:table-cell>
          <table:table-cell table:formula="of:=[.I33]/[.G33]" office:value-type="float" office:value="0.944594594594595">
            <text:p>0.944594594594595</text:p>
          </table:table-cell>
          <table:table-cell table:formula="of:=[.J33]/[.G33]" office:value-type="float" office:value="0.504054054054054">
            <text:p>0.504054054054054</text:p>
          </table:table-cell>
          <table:table-cell table:formula="of:=[.K33]/[.G33]" office:value-type="float" office:value="0.314864864864865">
            <text:p>0.314864864864865</text:p>
          </table:table-cell>
          <table:table-cell table:formula="of:=[.L33]/[.G33]" office:value-type="float" office:value="0.22972972972973">
            <text:p>0.22972972972973</text:p>
          </table:table-cell>
          <table:table-cell office:value-type="float" office:value="7.4">
            <text:p>7.4</text:p>
          </table:table-cell>
          <table:table-cell office:value-type="float" office:value="13.51">
            <text:p>13.51</text:p>
          </table:table-cell>
          <table:table-cell office:value-type="float" office:value="6.99">
            <text:p>6.99</text:p>
          </table:table-cell>
          <table:table-cell office:value-type="float" office:value="3.73">
            <text:p>3.73</text:p>
          </table:table-cell>
          <table:table-cell office:value-type="float" office:value="2.33">
            <text:p>2.33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EXTEND_OV</text:p>
          </table:table-cell>
          <table:table-cell table:formula="of:=[.H34]/[.G34]" office:value-type="float" office:value="0.932432432432432">
            <text:p>0.932432432432432</text:p>
          </table:table-cell>
          <table:table-cell table:formula="of:=[.I34]/[.G34]" office:value-type="float" office:value="0.486486486486486">
            <text:p>0.486486486486486</text:p>
          </table:table-cell>
          <table:table-cell table:formula="of:=[.J34]/[.G34]" office:value-type="float" office:value="0.259459459459459">
            <text:p>0.259459459459459</text:p>
          </table:table-cell>
          <table:table-cell table:formula="of:=[.K34]/[.G34]" office:value-type="float" office:value="0.160810810810811">
            <text:p>0.160810810810811</text:p>
          </table:table-cell>
          <table:table-cell table:formula="of:=[.L34]/[.G34]" office:value-type="float" office:value="0.113513513513514">
            <text:p>0.113513513513514</text:p>
          </table:table-cell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3.6">
            <text:p>3.6</text:p>
          </table:table-cell>
          <table:table-cell office:value-type="float" office:value="1.92">
            <text:p>1.92</text:p>
          </table:table-cell>
          <table:table-cell office:value-type="float" office:value="1.19">
            <text:p>1.19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CCEL</text:p>
          </table:table-cell>
          <table:table-cell table:formula="of:=[.H35]/[.G35]" office:value-type="float" office:value="1.00523462329407">
            <text:p>1.00523462329407</text:p>
          </table:table-cell>
          <table:table-cell table:formula="of:=[.I35]/[.G35]" office:value-type="float" office:value="0.521966722751916">
            <text:p>0.521966722751916</text:p>
          </table:table-cell>
          <table:table-cell table:formula="of:=[.J35]/[.G35]" office:value-type="float" office:value="0.269022247149">
            <text:p>0.269022247149</text:p>
          </table:table-cell>
          <table:table-cell table:formula="of:=[.K35]/[.G35]" office:value-type="float" office:value="0.14301738642737">
            <text:p>0.14301738642737</text:p>
          </table:table-cell>
          <table:table-cell table:formula="of:=[.L35]/[.G35]" office:value-type="float" office:value="0.0923537109740138">
            <text:p>0.0923537109740138</text:p>
          </table:table-cell>
          <table:table-cell office:value-type="float" office:value="53.49">
            <text:p>53.49</text:p>
          </table:table-cell>
          <table:table-cell office:value-type="float" office:value="53.77">
            <text:p>53.77</text:p>
          </table:table-cell>
          <table:table-cell office:value-type="float" office:value="27.92">
            <text:p>27.92</text:p>
          </table:table-cell>
          <table:table-cell office:value-type="float" office:value="14.39">
            <text:p>14.39</text:p>
          </table:table-cell>
          <table:table-cell office:value-type="float" office:value="7.65">
            <text:p>7.65</text:p>
          </table:table-cell>
          <table:table-cell office:value-type="float" office:value="4.94">
            <text:p>4.94</text:p>
          </table:table-cell>
        </table:table-row>
        <table:table-row table:style-name="ro1">
          <table:table-cell office:value-type="string">
            <text:p>PRICE_I</text:p>
          </table:table-cell>
          <table:table-cell table:formula="of:=[.H36]/[.G36]" office:value-type="float" office:value="1.02315270935961">
            <text:p>1.02315270935961</text:p>
          </table:table-cell>
          <table:table-cell table:formula="of:=[.I36]/[.G36]" office:value-type="float" office:value="0.51871921182266">
            <text:p>0.51871921182266</text:p>
          </table:table-cell>
          <table:table-cell table:formula="of:=[.J36]/[.G36]" office:value-type="float" office:value="0.267980295566502">
            <text:p>0.267980295566502</text:p>
          </table:table-cell>
          <table:table-cell table:formula="of:=[.K36]/[.G36]" office:value-type="float" office:value="0.144827586206897">
            <text:p>0.144827586206897</text:p>
          </table:table-cell>
          <table:table-cell table:formula="of:=[.L36]/[.G36]" office:value-type="float" office:value="0.0832512315270936">
            <text:p>0.0832512315270936</text:p>
          </table:table-cell>
          <table:table-cell office:value-type="float" office:value="2.03">
            <text:p>2.03</text:p>
          </table:table-cell>
          <table:table-cell office:value-type="float" office:value="2.077">
            <text:p>2.077</text:p>
          </table:table-cell>
          <table:table-cell office:value-type="float" office:value="1.053">
            <text:p>1.053</text:p>
          </table:table-cell>
          <table:table-cell office:value-type="float" office:value="0.544">
            <text:p>0.544</text:p>
          </table:table-cell>
          <table:table-cell office:value-type="float" office:value="0.294">
            <text:p>0.294</text:p>
          </table:table-cell>
          <table:table-cell office:value-type="float" office:value="0.169">
            <text:p>0.169</text:p>
          </table:table-cell>
        </table:table-row>
        <table:table-row table:style-name="ro1">
          <table:table-cell office:value-type="string">
            <text:p>PRICE_R</text:p>
          </table:table-cell>
          <table:table-cell table:formula="of:=[.H37]/[.G37]" office:value-type="float" office:value="1.27897435897436">
            <text:p>1.27897435897436</text:p>
          </table:table-cell>
          <table:table-cell table:formula="of:=[.I37]/[.G37]" office:value-type="float" office:value="0.61025641025641">
            <text:p>0.61025641025641</text:p>
          </table:table-cell>
          <table:table-cell table:formula="of:=[.J37]/[.G37]" office:value-type="float" office:value="0.346666666666667">
            <text:p>0.346666666666667</text:p>
          </table:table-cell>
          <table:table-cell table:formula="of:=[.K37]/[.G37]" office:value-type="float" office:value="0.176410256410256">
            <text:p>0.176410256410256</text:p>
          </table:table-cell>
          <table:table-cell table:formula="of:=[.L37]/[.G37]" office:value-type="float" office:value="0.104615384615385">
            <text:p>0.104615384615385</text:p>
          </table:table-cell>
          <table:table-cell office:value-type="float" office:value="0.975">
            <text:p>0.975</text:p>
          </table:table-cell>
          <table:table-cell office:value-type="float" office:value="1.247">
            <text:p>1.247</text:p>
          </table:table-cell>
          <table:table-cell office:value-type="float" office:value="0.595">
            <text:p>0.595</text:p>
          </table:table-cell>
          <table:table-cell office:value-type="float" office:value="0.338">
            <text:p>0.338</text:p>
          </table:table-cell>
          <table:table-cell office:value-type="float" office:value="0.172">
            <text:p>0.172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string">
            <text:p>PRICE_R_OV</text:p>
          </table:table-cell>
          <table:table-cell table:formula="of:=[.H38]/[.G38]" office:value-type="float" office:value="0.0502564102564103">
            <text:p>0.0502564102564103</text:p>
          </table:table-cell>
          <table:table-cell table:formula="of:=[.I38]/[.G38]" office:value-type="float" office:value="0.0317948717948718">
            <text:p>0.0317948717948718</text:p>
          </table:table-cell>
          <table:table-cell table:formula="of:=[.J38]/[.G38]" office:value-type="float" office:value="0.0215384615384615">
            <text:p>0.0215384615384615</text:p>
          </table:table-cell>
          <table:table-cell table:formula="of:=[.K38]/[.G38]" office:value-type="float" office:value="0.0112820512820513">
            <text:p>0.0112820512820513</text:p>
          </table:table-cell>
          <table:table-cell table:formula="of:=[.L38]/[.G38]" office:value-type="float" office:value="0.00615384615384615">
            <text:p>0.00615384615384615</text:p>
          </table:table-cell>
          <table:table-cell office:value-type="float" office:value="0.975">
            <text:p>0.975</text:p>
          </table:table-cell>
          <table:table-cell office:value-type="float" office:value="0.049">
            <text:p>0.049</text:p>
          </table:table-cell>
          <table:table-cell office:value-type="float" office:value="0.031">
            <text:p>0.031</text:p>
          </table:table-cell>
          <table:table-cell office:value-type="float" office:value="0.021">
            <text:p>0.021</text:p>
          </table:table-cell>
          <table:table-cell office:value-type="float" office:value="0.011">
            <text:p>0.011</text:p>
          </table:table-cell>
          <table:table-cell office:value-type="float" office:value="0.006">
            <text:p>0.00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1.N58" table:end-x="0.2945in" table:end-y="0.0307in" draw:z-index="2" draw:style-name="gr1" svg:width="3.1441in" svg:height="2.7504in" svg:x="0.7063in" svg:y="0.1142in">
              <draw:object draw:notify-on-update-of-ranges="Sheet1.A31:Sheet1.A38 Sheet1.B30:Sheet1.B30 Sheet1.B31:Sheet1.B38 Sheet1.C30:Sheet1.C30 Sheet1.C31:Sheet1.C38 Sheet1.D30:Sheet1.D30 Sheet1.D31:Sheet1.D38 Sheet1.E30:Sheet1.E30 Sheet1.E31:Sheet1.E38 Sheet1.F30:Sheet1.F30 Sheet1.F31:Sheet1.F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6"/>
        </table:table-row>
        <table:table-row table:style-name="ro1">
          <table:table-cell office:value-type="string">
            <text:p>FPTRAK</text:p>
          </table:table-cell>
          <table:table-cell table:formula="of:=[.B31]-[.B32]" office:value-type="float" office:value="0.955056179775281">
            <text:p>0.955056179775281</text:p>
          </table:table-cell>
          <table:table-cell table:formula="of:=[.C31]-[.C32]" office:value-type="float" office:value="0.50561797752809">
            <text:p>0.50561797752809</text:p>
          </table:table-cell>
          <table:table-cell table:formula="of:=[.D31]-[.D32]" office:value-type="float" office:value="0.279775280898876">
            <text:p>0.279775280898876</text:p>
          </table:table-cell>
          <table:table-cell table:formula="of:=[.E31]-[.E32]" office:value-type="float" office:value="0.20561797752809">
            <text:p>0.20561797752809</text:p>
          </table:table-cell>
          <table:table-cell table:formula="of:=[.F31]-[.F32]" office:value-type="float" office:value="0.159550561797753">
            <text:p>0.159550561797753</text:p>
          </table:table-cell>
          <table:table-cell table:number-columns-repeated="6"/>
        </table:table-row>
        <table:table-row table:style-name="ro1">
          <table:table-cell office:value-type="string">
            <text:p>FPTRAK CIV-OV</text:p>
          </table:table-cell>
          <table:table-cell table:formula="of:=[.B32]" office:value-type="float" office:value="0.955056179775281">
            <text:p>0.955056179775281</text:p>
          </table:table-cell>
          <table:table-cell table:formula="of:=[.C32]" office:value-type="float" office:value="0.502247191011236">
            <text:p>0.502247191011236</text:p>
          </table:table-cell>
          <table:table-cell table:formula="of:=[.D32]" office:value-type="float" office:value="0.27752808988764">
            <text:p>0.27752808988764</text:p>
          </table:table-cell>
          <table:table-cell table:formula="of:=[.E32]" office:value-type="float" office:value="0.202247191011236">
            <text:p>0.202247191011236</text:p>
          </table:table-cell>
          <table:table-cell table:formula="of:=[.F32]" office:value-type="float" office:value="0.157303370786517">
            <text:p>0.15730337078651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EXTEND</text:p>
          </table:table-cell>
          <table:table-cell table:formula="of:=[.B33]-[.B34]" office:value-type="float" office:value="0.893243243243243">
            <text:p>0.893243243243243</text:p>
          </table:table-cell>
          <table:table-cell table:formula="of:=[.C33]-[.C34]" office:value-type="float" office:value="0.458108108108108">
            <text:p>0.458108108108108</text:p>
          </table:table-cell>
          <table:table-cell table:formula="of:=[.D33]-[.D34]" office:value-type="float" office:value="0.244594594594595">
            <text:p>0.244594594594595</text:p>
          </table:table-cell>
          <table:table-cell table:formula="of:=[.E33]-[.E34]" office:value-type="float" office:value="0.154054054054054">
            <text:p>0.154054054054054</text:p>
          </table:table-cell>
          <table:table-cell table:formula="of:=[.F33]-[.F34]" office:value-type="float" office:value="0.116216216216216">
            <text:p>0.116216216216216</text:p>
          </table:table-cell>
          <table:table-cell table:number-columns-repeated="6"/>
        </table:table-row>
        <table:table-row table:style-name="ro1">
          <table:table-cell office:value-type="string">
            <text:p>EXTEND CIV-OV</text:p>
          </table:table-cell>
          <table:table-cell table:formula="of:=[.B34]" office:value-type="float" office:value="0.932432432432432">
            <text:p>0.932432432432432</text:p>
          </table:table-cell>
          <table:table-cell table:formula="of:=[.C34]" office:value-type="float" office:value="0.486486486486486">
            <text:p>0.486486486486486</text:p>
          </table:table-cell>
          <table:table-cell table:formula="of:=[.D34]" office:value-type="float" office:value="0.259459459459459">
            <text:p>0.259459459459459</text:p>
          </table:table-cell>
          <table:table-cell table:formula="of:=[.E34]" office:value-type="float" office:value="0.160810810810811">
            <text:p>0.160810810810811</text:p>
          </table:table-cell>
          <table:table-cell table:formula="of:=[.F34]" office:value-type="float" office:value="0.113513513513514">
            <text:p>0.11351351351351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CCEL</text:p>
          </table:table-cell>
          <table:table-cell table:formula="of:=[.B35]" office:value-type="float" office:value="1.00523462329407">
            <text:p>1.00523462329407</text:p>
          </table:table-cell>
          <table:table-cell table:formula="of:=[.C35]" office:value-type="float" office:value="0.521966722751916">
            <text:p>0.521966722751916</text:p>
          </table:table-cell>
          <table:table-cell table:formula="of:=[.D35]" office:value-type="float" office:value="0.269022247149">
            <text:p>0.269022247149</text:p>
          </table:table-cell>
          <table:table-cell table:formula="of:=[.E35]" office:value-type="float" office:value="0.14301738642737">
            <text:p>0.14301738642737</text:p>
          </table:table-cell>
          <table:table-cell table:formula="of:=[.F35]" office:value-type="float" office:value="0.0923537109740138">
            <text:p>0.0923537109740138</text:p>
          </table:table-cell>
          <table:table-cell table:number-columns-repeated="6"/>
        </table:table-row>
        <table:table-row table:style-name="ro1">
          <table:table-cell office:value-type="string">
            <text:p>ACCEL CIV-OV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ICE_I</text:p>
          </table:table-cell>
          <table:table-cell table:formula="of:=[.B36]" office:value-type="float" office:value="1.02315270935961">
            <text:p>1.02315270935961</text:p>
          </table:table-cell>
          <table:table-cell table:formula="of:=[.C36]" office:value-type="float" office:value="0.51871921182266">
            <text:p>0.51871921182266</text:p>
          </table:table-cell>
          <table:table-cell table:formula="of:=[.D36]" office:value-type="float" office:value="0.267980295566502">
            <text:p>0.267980295566502</text:p>
          </table:table-cell>
          <table:table-cell table:formula="of:=[.E36]" office:value-type="float" office:value="0.144827586206897">
            <text:p>0.144827586206897</text:p>
          </table:table-cell>
          <table:table-cell table:formula="of:=[.F36]" office:value-type="float" office:value="0.0832512315270936">
            <text:p>0.0832512315270936</text:p>
          </table:table-cell>
          <table:table-cell table:number-columns-repeated="6"/>
        </table:table-row>
        <table:table-row table:style-name="ro1">
          <table:table-cell office:value-type="string">
            <text:p>PRICE_I CIV-OV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ICE_R</text:p>
          </table:table-cell>
          <table:table-cell table:formula="of:=[.B37]" office:value-type="float" office:value="1.27897435897436">
            <text:p>1.27897435897436</text:p>
          </table:table-cell>
          <table:table-cell table:formula="of:=[.C37]" office:value-type="float" office:value="0.61025641025641">
            <text:p>0.61025641025641</text:p>
          </table:table-cell>
          <table:table-cell table:formula="of:=[.D37]" office:value-type="float" office:value="0.346666666666667">
            <text:p>0.346666666666667</text:p>
          </table:table-cell>
          <table:table-cell table:formula="of:=[.E37]" office:value-type="float" office:value="0.176410256410256">
            <text:p>0.176410256410256</text:p>
          </table:table-cell>
          <table:table-cell table:formula="of:=[.F37]" office:value-type="float" office:value="0.104615384615385">
            <text:p>0.104615384615385</text:p>
          </table:table-cell>
          <table:table-cell table:number-columns-repeated="6"/>
        </table:table-row>
        <table:table-row table:style-name="ro1">
          <table:table-cell office:value-type="string">
            <text:p>PRICE_R CIV-OV</text:p>
          </table:table-cell>
          <table:table-cell table:formula="of:=[.B38]" office:value-type="float" office:value="0.0502564102564103">
            <text:p>0.0502564102564103</text:p>
          </table:table-cell>
          <table:table-cell table:formula="of:=[.C38]" office:value-type="float" office:value="0.0317948717948718">
            <text:p>0.0317948717948718</text:p>
          </table:table-cell>
          <table:table-cell table:formula="of:=[.D38]" office:value-type="float" office:value="0.0215384615384615">
            <text:p>0.0215384615384615</text:p>
          </table:table-cell>
          <table:table-cell table:formula="of:=[.E38]" office:value-type="float" office:value="0.0112820512820513">
            <text:p>0.0112820512820513</text:p>
          </table:table-cell>
          <table:table-cell table:formula="of:=[.F38]" office:value-type="float" office:value="0.00615384615384615">
            <text:p>0.00615384615384615</text:p>
          </table:table-cell>
          <table:table-cell table:number-columns-repeated="6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7"/>
          <table:table-cell>
            <draw:frame table:end-cell-address="Sheet1.K89" table:end-x="0.5228in" table:end-y="0.0232in" draw:z-index="3" draw:style-name="gr1" svg:width="3.1492in" svg:height="2.7555in" svg:x="0.0409in" svg:y="0.1016in">
              <draw:object draw:notify-on-update-of-ranges="Sheet1.B75:Sheet1.F75 Sheet1.A76:Sheet1.A76 Sheet1.B76:Sheet1.F76 Sheet1.A77:Sheet1.A77 Sheet1.B77:Sheet1.F7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TRACK</text:p>
          </table:table-cell>
          <table:table-cell table:number-columns-repeated="11"/>
        </table:table-row>
        <table:table-row table:style-name="ro1">
          <table:table-cell office:value-type="string">
            <text:p>Normalized Parallel Runtime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6"/>
        </table:table-row>
        <table:table-row table:style-name="ro1">
          <table:table-cell office:value-type="string">
            <text:p>CIV Computation Overhead</text:p>
          </table:table-cell>
          <table:table-cell office:value-type="float" office:value="0.93">
            <text:p>0.93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string">
            <text:p>Parallel Loop Runtime</text:p>
          </table:table-cell>
          <table:table-cell table:formula="of:=[.B78]-[.B76]" office:value-type="float" office:value="0.95">
            <text:p>0.95</text:p>
          </table:table-cell>
          <table:table-cell table:formula="of:=[.C78]-[.C76]" office:value-type="float" office:value="0.49">
            <text:p>0.49</text:p>
          </table:table-cell>
          <table:table-cell table:formula="of:=[.D78]-[.D76]" office:value-type="float" office:value="0.26">
            <text:p>0.26</text:p>
          </table:table-cell>
          <table:table-cell table:formula="of:=[.E78]-[.E76]" office:value-type="float" office:value="0.13">
            <text:p>0.13</text:p>
          </table:table-cell>
          <table:table-cell table:formula="of:=[.F78]-[.F76]"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8">
            <text:p>1.88</text:p>
          </table:table-cell>
          <table:table-cell office:value-type="float" office:value="0.97">
            <text:p>0.97</text:p>
          </table:table-cell>
          <table:table-cell office:value-type="float" office:value="0.52">
            <text:p>0.52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9/03/2014</text:date>, <text:time>23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ancea </meta:initial-creator>
    <meta:creation-date>2012-10-09T15:15:09</meta:creation-date>
    <dc:date>2014-09-03T23:30:41</dc:date>
    <dc:creator>coancea </dc:creator>
    <meta:editing-duration>PT02H31M49S</meta:editing-duration>
    <meta:editing-cycles>7</meta:editing-cycles>
    <meta:generator>OpenOffice.org/3.2$Unix OpenOffice.org_project/320m12$Build-9483</meta:generator>
    <meta:document-statistic meta:table-count="3" meta:cell-count="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96cm" svg:height="5.585cm" xlink:href=".." chart:class="chart:bar" chart:style-name="ch1">
        <chart:title svg:x="0.557cm" svg:y="0.112cm" chart:style-name="ch2">
          <text:p>Normalized Runtime At Benchmark Level.</text:p>
        </chart:title>
        <chart:subtitle svg:x="2.899cm" svg:y="0.726cm" chart:style-name="ch3">
          <text:p>Sequential Time is 1.</text:p>
        </chart:subtitle>
        <chart:legend chart:legend-position="end" svg:x="7.104cm" svg:y="2.192cm" chart:style-name="ch4"/>
        <chart:plot-area chart:style-name="ch5" table:cell-range-address="Sheet1.A3:Sheet1.B10" chart:data-source-has-labels="both" svg:x="0.173cm" svg:y="1.288cm" svg:width="6.745cm" svg:height="4.165cm">
          <chart:axis chart:dimension="x" chart:name="primary-x" chart:style-name="ch6">
            <chart:title svg:x="3.011cm" svg:y="4.992cm" chart:style-name="ch7">
              <text:p>Benchmark</text:p>
            </chart:title>
            <chart:categories table:cell-range-address="Sheet1.A4:Sheet1.A10"/>
          </chart:axis>
          <chart:axis chart:dimension="y" chart:name="primary-y" chart:style-name="ch8">
            <chart:title svg:x="0.188cm" svg:y="4.566cm" chart:style-name="ch9">
              <text:p>Normalized Runtime</text:p>
            </chart:title>
            <chart:grid chart:style-name="ch10" chart:class="major"/>
          </chart:axis>
          <chart:series chart:style-name="ch11" chart:values-cell-range-address="Sheet1.B4:Sheet1.B10" chart:label-cell-address="Sheet1.B3:Sheet1.B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BDNA</text:p>
              </table:table-cell>
              <table:table-cell office:value-type="float" office:value="0.287692307692308">
                <text:p text:id="Sheet1.B4:Sheet1.B10">0.287692307692308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366237942122186">
                <text:p>0.366237942122186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ACK_OV</text:p>
              </table:table-cell>
              <table:table-cell office:value-type="float" office:value="0.177553444180523">
                <text:p>0.17755344418052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79cm" svg:height="5.035cm" xlink:href=".." chart:class="chart:bar" chart:style-name="ch1">
        <chart:title svg:x="-1.279cm" svg:y="0.101cm" chart:style-name="ch2">
          <text:p>Normalized Parallel Runtime For CIV-Selected Loops.</text:p>
        </chart:title>
        <chart:subtitle svg:x="-4.521cm" svg:y="0.704cm" chart:style-name="ch3">
          <text:p>ACTFOR and EMIT were run on 4 procs, the others were run on 8 procs. (Sequential Runtime is 1.)</text:p>
        </chart:subtitle>
        <chart:legend chart:legend-position="end" svg:x="5.813cm" svg:y="1.917cm" chart:style-name="ch4"/>
        <chart:plot-area chart:style-name="ch5" table:cell-range-address="Sheet1.A13:Sheet1.B23" chart:data-source-has-labels="both" svg:x="0.121cm" svg:y="1.255cm" svg:width="5.532cm" svg:height="3.681cm">
          <chart:axis chart:dimension="x" chart:name="primary-x" chart:style-name="ch6">
            <chart:title svg:x="0.937cm" svg:y="4.464cm" chart:style-name="ch7">
              <text:p>Selected Loops That Use CIVs.</text:p>
            </chart:title>
            <chart:categories table:cell-range-address="Sheet1.A14:Sheet1.A23"/>
          </chart:axis>
          <chart:axis chart:dimension="y" chart:name="primary-y" chart:style-name="ch8">
            <chart:title svg:x="0.162cm" svg:y="4.013cm" chart:style-name="ch9">
              <text:p>Parallel Runtime</text:p>
            </chart:title>
            <chart:grid chart:style-name="ch10" chart:class="major"/>
          </chart:axis>
          <chart:series chart:style-name="ch11" chart:values-cell-range-address="Sheet1.B14:Sheet1.B23" chart:label-cell-address="Sheet1.B13:Sheet1.B1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3:Sheet1.B1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14:Sheet1.A23">ACTFOR</text:p>
              </table:table-cell>
              <table:table-cell office:value-type="float" office:value="0.173913043478261">
                <text:p text:id="Sheet1.B14:Sheet1.B23"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407865168539326">
                <text:p>0.407865168539326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314864864864865">
                <text:p>0.314864864864865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160810810810811">
                <text:p>0.160810810810811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112820512820513">
                <text:p>0.0112820512820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title svg:x="0.513cm" svg:y="0.14cm" chart:style-name="ch2">
          <text:p>Scalability of Seclected CIV Loops.</text:p>
        </chart:title>
        <chart:subtitle svg:x="-7.358cm" svg:y="0.782cm" chart:style-name="ch3">
          <text:p>Total Parallel Runtime on 1, 2, 4, 8, and 16 Procs. Sequential Runtime is 1. Suffix "_OV" shows only the CIV-computation Overhead.</text:p>
        </chart:subtitle>
        <chart:legend chart:legend-position="end" svg:x="6.014cm" svg:y="2.461cm" chart:style-name="ch4"/>
        <chart:plot-area chart:style-name="ch5" table:cell-range-address="Sheet1.A30:Sheet1.F38" chart:data-source-has-labels="both" svg:x="0.117cm" svg:y="1.372cm" svg:width="5.739cm" svg:height="5.399cm">
          <chart:axis chart:dimension="x" chart:name="primary-x" chart:style-name="ch6">
            <chart:title svg:x="1.076cm" svg:y="6.338cm" chart:style-name="ch7">
              <text:p>Selected Loops That Use CIVs</text:p>
            </chart:title>
            <chart:categories table:cell-range-address="Sheet1.A31:Sheet1.A38"/>
          </chart:axis>
          <chart:axis chart:dimension="y" chart:name="primary-y" chart:style-name="ch8">
            <chart:title svg:x="0.16cm" svg:y="5.862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31:Sheet1.B38" chart:label-cell-address="Sheet1.B30:Sheet1.B30" chart:class="chart:bar">
            <chart:data-point chart:repeated="8"/>
          </chart:series>
          <chart:series chart:style-name="ch12" chart:values-cell-range-address="Sheet1.C31:Sheet1.C38" chart:label-cell-address="Sheet1.C30:Sheet1.C30" chart:class="chart:bar">
            <chart:data-point chart:repeated="8"/>
          </chart:series>
          <chart:series chart:style-name="ch13" chart:values-cell-range-address="Sheet1.D31:Sheet1.D38" chart:label-cell-address="Sheet1.D30:Sheet1.D30" chart:class="chart:bar">
            <chart:data-point chart:repeated="8"/>
          </chart:series>
          <chart:series chart:style-name="ch14" chart:values-cell-range-address="Sheet1.E31:Sheet1.E38" chart:label-cell-address="Sheet1.E30:Sheet1.E30" chart:class="chart:bar">
            <chart:data-point chart:repeated="8"/>
          </chart:series>
          <chart:series chart:style-name="ch15" chart:values-cell-range-address="Sheet1.F31:Sheet1.F38" chart:label-cell-address="Sheet1.F30:Sheet1.F3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0:Sheet1.B30">1 Proc</text:p>
              </table:table-cell>
              <table:table-cell office:value-type="string">
                <text:p text:id="Sheet1.C30:Sheet1.C30">2 Procs</text:p>
              </table:table-cell>
              <table:table-cell office:value-type="string">
                <text:p text:id="Sheet1.D30:Sheet1.D30">4 Procs</text:p>
              </table:table-cell>
              <table:table-cell office:value-type="string">
                <text:p text:id="Sheet1.E30:Sheet1.E30">8 Procs</text:p>
              </table:table-cell>
              <table:table-cell office:value-type="string">
                <text:p text:id="Sheet1.F30:Sheet1.F30"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31:Sheet1.A38">FPTRAK</text:p>
              </table:table-cell>
              <table:table-cell office:value-type="float" office:value="1.91011235955056">
                <text:p text:id="Sheet1.B31:Sheet1.B38">1.91011235955056</text:p>
              </table:table-cell>
              <table:table-cell office:value-type="float" office:value="1.00786516853933">
                <text:p text:id="Sheet1.C31:Sheet1.C38">1.00786516853933</text:p>
              </table:table-cell>
              <table:table-cell office:value-type="float" office:value="0.557303370786517">
                <text:p text:id="Sheet1.D31:Sheet1.D38">0.557303370786517</text:p>
              </table:table-cell>
              <table:table-cell office:value-type="float" office:value="0.407865168539326">
                <text:p text:id="Sheet1.E31:Sheet1.E38">0.407865168539326</text:p>
              </table:table-cell>
              <table:table-cell office:value-type="float" office:value="0.31685393258427">
                <text:p text:id="Sheet1.F31:Sheet1.F38">0.31685393258427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955056179775281">
                <text:p>0.955056179775281</text:p>
              </table:table-cell>
              <table:table-cell office:value-type="float" office:value="0.502247191011236">
                <text:p>0.502247191011236</text:p>
              </table:table-cell>
              <table:table-cell office:value-type="float" office:value="0.27752808988764">
                <text:p>0.27752808988764</text:p>
              </table:table-cell>
              <table:table-cell office:value-type="float" office:value="0.202247191011236">
                <text:p>0.202247191011236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486486486486486">
                <text:p>0.486486486486486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160810810810811">
                <text:p>0.160810810810811</text:p>
              </table:table-cell>
              <table:table-cell office:value-type="float" office:value="0.113513513513514">
                <text:p>0.113513513513514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502564102564103">
                <text:p>0.0502564102564103</text:p>
              </table:table-cell>
              <table:table-cell office:value-type="float" office:value="0.0317948717948718">
                <text:p>0.0317948717948718</text:p>
              </table:table-cell>
              <table:table-cell office:value-type="float" office:value="0.0215384615384615">
                <text:p>0.0215384615384615</text:p>
              </table:table-cell>
              <table:table-cell office:value-type="float" office:value="0.0112820512820513">
                <text:p>0.0112820512820513</text:p>
              </table:table-cell>
              <table:table-cell office:value-type="float" office:value="0.00615384615384615">
                <text:p>0.00615384615384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-0.048cm" svg:y="0.141cm" chart:style-name="ch2">
          <text:p>Scalability of TRACK from 1 to 16 Procs.</text:p>
        </chart:title>
        <chart:subtitle svg:x="-2.655cm" svg:y="0.784cm" chart:style-name="ch3">
          <text:p>On a Better-Bandwidth Hardware. Bars Correspond to Total Parallel Runtime.</text:p>
        </chart:subtitle>
        <chart:legend chart:legend-position="end" svg:x="5.656cm" svg:y="2.395cm" chart:style-name="ch4"/>
        <chart:plot-area chart:style-name="ch5" table:cell-range-address="Sheet1.A75:Sheet1.F77" chart:data-source-has-labels="both" svg:x="0.119cm" svg:y="1.375cm" svg:width="5.377cm" svg:height="5.406cm">
          <chart:axis chart:dimension="x" chart:name="primary-x" chart:style-name="ch6">
            <chart:title svg:x="1.492cm" svg:y="6.349cm" chart:style-name="ch7">
              <text:p>Number of Processors</text:p>
            </chart:title>
            <chart:categories table:cell-range-address="Sheet1.B75:Sheet1.F75"/>
          </chart:axis>
          <chart:axis chart:dimension="y" chart:name="primary-y" chart:style-name="ch8">
            <chart:title svg:x="0.161cm" svg:y="5.869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76:Sheet1.F76" chart:label-cell-address="Sheet1.A76:Sheet1.A76" chart:class="chart:bar">
            <chart:data-point chart:repeated="5"/>
          </chart:series>
          <chart:series chart:style-name="ch12" chart:values-cell-range-address="Sheet1.B77:Sheet1.F77" chart:label-cell-address="Sheet1.A77:Sheet1.A7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5:Sheet1.F75"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76:Sheet1.A76">CIV Computation Overhead</text:p>
              </table:table-cell>
              <table:table-cell office:value-type="float" office:value="0.93">
                <text:p text:id="Sheet1.B76:Sheet1.F76"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 text:id="Sheet1.A77:Sheet1.A77">Parallel Loop Runtime</text:p>
              </table:table-cell>
              <table:table-cell office:value-type="float" office:value="0.95">
                <text:p text:id="Sheet1.B77:Sheet1.F77"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